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style:font-size-asian="13pt" style:font-size-complex="13pt"/>
    </style:style>
    <style:style style:name="P2" style:family="paragraph" style:parent-style-name="Standard">
      <style:paragraph-properties fo:text-align="center" style:justify-single-word="false"/>
      <style:text-properties fo:font-size="13pt" style:text-underline-style="solid" style:text-underline-width="auto" style:text-underline-color="font-color" style:font-size-asian="13pt" style:font-size-complex="13pt"/>
    </style:style>
    <style:style style:name="P3" style:family="paragraph" style:parent-style-name="Standard">
      <style:text-properties fo:font-size="13pt" style:font-size-asian="13pt" style:font-size-complex="13pt"/>
    </style:style>
    <style:style style:name="P4" style:family="paragraph" style:parent-style-name="Standard">
      <style:paragraph-properties fo:text-align="center" style:justify-single-word="false"/>
      <style:text-properties fo:font-size="13pt" style:font-size-asian="13pt" style:font-size-complex="13pt"/>
    </style:style>
    <style:style style:name="P5" style:family="paragraph" style:parent-style-name="Standard">
      <style:paragraph-properties fo:text-align="justify" style:justify-single-word="false"/>
      <style:text-properties fo:font-size="13pt" style:font-size-asian="13pt" style:font-size-complex="13pt"/>
    </style:style>
    <style:style style:name="P6" style:family="paragraph" style:parent-style-name="Standard" style:list-style-name="L1">
      <style:text-properties fo:font-size="13pt" style:font-size-asian="13pt" style:font-size-complex="13pt"/>
    </style:style>
    <style:style style:name="P7" style:family="paragraph" style:parent-style-name="Standard" style:list-style-name="L2">
      <style:text-properties fo:font-size="13pt" style:font-size-asian="13pt" style:font-size-complex="13pt"/>
    </style:style>
    <style:style style:name="P8" style:family="paragraph" style:parent-style-name="Standard" style:list-style-name="L3">
      <style:text-properties fo:font-size="13pt" style:font-size-asian="13pt" style:font-size-complex="13pt"/>
    </style:style>
    <style:style style:name="P9" style:family="paragraph" style:parent-style-name="Standard" style:list-style-name="L4">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Site de la mairie de Campagne</text:p>
      <text:p text:style-name="P3"/>
      <text:p text:style-name="P5">Le maire de la ville de campagne souhaite faire appel à vos services pour créer un site web pour la bibliothèque du village, ainsi qu'un espace administration en ligne pour gérer la location des livres et la gestions des livres.</text:p>
      <text:p text:style-name="P3"/>
      <text:p text:style-name="P2">Pour le site web, l'entreprise souhaite plusieurs pages :</text:p>
      <text:list xml:id="list8268828094121160244" text:style-name="L1">
        <text:list-item>
          <text:p text:style-name="P6">Une page d'accueil</text:p>
        </text:list-item>
        <text:list-item>
          <text:p text:style-name="P6">Une page qui liste les livres</text:p>
        </text:list-item>
        <text:list-item>
          <text:p text:style-name="P6">Une page qui liste les catégories</text:p>
        </text:list-item>
        <text:list-item>
          <text:p text:style-name="P6">Une page qui liste les auteurs</text:p>
        </text:list-item>
        <text:list-item>
          <text:p text:style-name="P6">Une page qui permet de consulter 1 livres</text:p>
        </text:list-item>
        <text:list-item>
          <text:p text:style-name="P6">Une page qui permet de consulter 1 auteurs</text:p>
        </text:list-item>
        <text:list-item>
          <text:p text:style-name="P6">Une page de contact</text:p>
        </text:list-item>
      </text:list>
      <text:p text:style-name="P3"/>
      <text:p text:style-name="P4">Pour la partie administration, l'entreprise souhaite pouvoir gérer plusieurs éléments :</text:p>
      <text:list xml:id="list8428641020901889092" text:style-name="L2">
        <text:list-item>
          <text:p text:style-name="P7">Les locations</text:p>
        </text:list-item>
        <text:list-item>
          <text:p text:style-name="P7">Les livres</text:p>
        </text:list-item>
        <text:list-item>
          <text:p text:style-name="P7">Les clients</text:p>
        </text:list-item>
        <text:list-item>
          <text:p text:style-name="P7">Gérer les événements</text:p>
        </text:list-item>
        <text:list-item>
          <text:p text:style-name="P7">Une partie statistiques sur les locations (catégories/auteurs les + loué, clients les + réguliers)</text:p>
        </text:list-item>
        <text:list-item>
          <text:p text:style-name="P7">Gestions des prises de contact</text:p>
        </text:list-item>
      </text:list>
      <text:p text:style-name="P3"/>
      <text:p text:style-name="P3"/>
      <text:p text:style-name="P1">Suite à plusieurs rendez-vous avec le client, vous avez récupéré les informations suivantes</text:p>
      <text:p text:style-name="P3"/>
      <text:p text:style-name="P2">Pour le site Web :</text:p>
      <text:p text:style-name="P2"/>
      <text:p text:style-name="P5">faire la maquette du site Web pour le client et vous occuper de l'intégration. L'entreprise ne vous fournis pas de logo et d'image mais finances l'accès à des banques d'images. Le site doit s'adapter a plusieurs taille d'écran (responsive).</text:p>
      <text:p text:style-name="P5"/>
      <text:p text:style-name="P5">Pour la page de contact, les information du formulaire (nom, prénom, mail, objet, message) doivent être enregistré es en base de données (après vérification) et l'entreprise doit recevoir un mail qui l'informe que quelqu'un a pris contact avec elle. La bibliothèque doit pouvoir répondre depuis l'espace administrateur.</text:p>
      <text:p text:style-name="P5"/>
      <text:p text:style-name="P5">Pour la page d'accueil, doit permettre la navigation sur le site et la recherche de livre + recherches avancées, un slider avec les derniers livres acquis et un slider pour les événements de la bibliothèque.</text:p>
      <text:p text:style-name="P5"/>
      <text:p text:style-name="P5">Pour la page qui liste les livres avec une side bar pour affiner la recherche et une voyant qui permet de savoir s'il est disponible à la location</text:p>
      <text:p text:style-name="P5"/>
      <text:p text:style-name="P5">Pour la page qui liste les catégories affichage en ligne avec aperçus des livres et scrolling permettant de voir toutes les catégories et bouton « voir plus » qui permet d'afficher tout les <text:soft-page-break/>livres d'une même catégories.</text:p>
      <text:p text:style-name="P5"/>
      <text:p text:style-name="P5">Pour la pages qui listes les auteurs, avec une barre de recherches permettant de trier les auteurs (genre littéraires, année de parution, maison d'éditions, tri aléatoire (alphabétique, dates, les mieux notés))</text:p>
      <text:p text:style-name="P5"/>
      <text:p text:style-name="P5">Pour la page qui permet de consulter 1 auteur, affichage de la description de l’auteur de de tout ses livres</text:p>
      <text:p text:style-name="P5"/>
      <text:p text:style-name="P5">Pour la page qui permet de consulter 1 livres, affichage de la photo de couverture du livre, et les infos du livres + résumé, notation du livres avec un système d'étoile,pastille(rouge ou verte) de disponibilité, <text:s/>possibilité de télécharger le livre en format PDF, et avis sur le livres laissé par d'autres lecteurs <text:s text:c="3"/></text:p>
      <text:p text:style-name="P3"/>
      <text:p text:style-name="P2">Pour la partie administration</text:p>
      <text:p text:style-name="P3"/>
      <text:p text:style-name="P3">la mairie souhaite un accès sécurisé à la partie administrateur, via un identifiant et mot de passe. Toute la partie administrateur doit être inaccessible tant que l'utilisateur n'est pas connecté.</text:p>
      <text:p text:style-name="P3"/>
      <text:p text:style-name="P3">La bibliothèque doit pourvoir gérer toutes les différentes parties de la location (livres, clients, locations).</text:p>
      <text:p text:style-name="P3"/>
      <text:p text:style-name="P2">Pour la gestion :</text:p>
      <text:p text:style-name="P3"/>
      <text:p text:style-name="P3">Pour un client :</text:p>
      <text:list xml:id="list7008614072303929896" text:style-name="L3">
        <text:list-item>
          <text:p text:style-name="P8">Ajouter un client</text:p>
        </text:list-item>
        <text:list-item>
          <text:p text:style-name="P8">Modifier un client</text:p>
        </text:list-item>
        <text:list-item>
          <text:p text:style-name="P8">Supprimer un client</text:p>
        </text:list-item>
        <text:list-item>
          <text:p text:style-name="P8">Avoir accès à la liste des clients</text:p>
        </text:list-item>
        <text:list-item>
          <text:p text:style-name="P8">Avoir accès à une fiche client</text:p>
        </text:list-item>
      </text:list>
      <text:p text:style-name="P3"/>
      <text:p text:style-name="P3">Pour les livres :</text:p>
      <text:list xml:id="list7614806237721221575" text:style-name="L4">
        <text:list-item>
          <text:p text:style-name="P9">Catégories :</text:p>
          <text:list>
            <text:list-item>
              <text:list>
                <text:list-item>
                  <text:p text:style-name="P9">Ajouter une catégorie</text:p>
                </text:list-item>
              </text:list>
            </text:list-item>
          </text:list>
        </text:list-item>
      </text:list>
      <text:list xml:id="list30373369" text:continue-list="list7008614072303929896" text:style-name="L3">
        <text:list-item>
          <text:list>
            <text:list-item>
              <text:list>
                <text:list-item>
                  <text:p text:style-name="P8">Modifier une catégorie</text:p>
                </text:list-item>
                <text:list-item>
                  <text:p text:style-name="P8">Supprimer une catégorie</text:p>
                </text:list-item>
              </text:list>
            </text:list-item>
          </text:list>
        </text:list-item>
        <text:list-item>
          <text:p text:style-name="P8">Auteurs :</text:p>
          <text:list>
            <text:list-item>
              <text:list>
                <text:list-item>
                  <text:p text:style-name="P8">Ajouter un auteur</text:p>
                </text:list-item>
                <text:list-item>
                  <text:p text:style-name="P8">Modifier un auteur</text:p>
                </text:list-item>
                <text:list-item>
                  <text:p text:style-name="P8">Supprimer un auteur</text:p>
                </text:list-item>
              </text:list>
            </text:list-item>
          </text:list>
        </text:list-item>
      </text:list>
      <text:p text:style-name="P3"/>
      <text:p text:style-name="P3">Pour la location :</text:p>
      <text:list xml:id="list30372392" text:continue-numbering="true" text:style-name="L3">
        <text:list-item>
          <text:p text:style-name="P8">Créer une location(?)</text:p>
        </text:list-item>
        <text:list-item>
          <text:p text:style-name="P8">Clôturer une location</text:p>
        </text:list-item>
        <text:list-item>
          <text:p text:style-name="P8">Avoir accès à la liste des locations en cours</text:p>
        </text:list-item>
        <text:list-item>
          <text:p text:style-name="P8">Avoir accès à la liste des locations clôtures</text:p>
        </text:list-item>
        <text:list-item>
          <text:p text:style-name="P8"><text:soft-page-break/>(Une alerte lors de la fin des locations et pas de retour du livre + nombre de jours de retard)</text:p>
        </text:list-item>
      </text:list>
      <text:p text:style-name="P3"/>
      <text:p text:style-name="P3">Pour les événements :</text:p>
      <text:list xml:id="list30365485" text:continue-numbering="true" text:style-name="L3">
        <text:list-item>
          <text:p text:style-name="P8">Créer un événement</text:p>
        </text:list-item>
        <text:list-item>
          <text:p text:style-name="P8">Modifier un événement</text:p>
        </text:list-item>
        <text:list-item>
          <text:p text:style-name="P8">Supprimer un événement</text:p>
        </text:list-item>
        <text:list-item>
          <text:p text:style-name="P8">Avoir un historique des événements</text:p>
        </text:list-item>
      </text:list>
      <text:p text:style-name="P3"/>
      <text:p text:style-name="P3">Pour la prise de contact :</text:p>
      <text:list xml:id="list30363177" text:continue-numbering="true" text:style-name="L3">
        <text:list-item>
          <text:p text:style-name="P8">Avoir accès au message non traités</text:p>
        </text:list-item>
        <text:list-item>
          <text:p text:style-name="P8">Avoir accès au message traités</text:p>
        </text:list-item>
        <text:list-item>
          <text:p text:style-name="P8">Pouvoir répondre à un message traité</text:p>
        </text:list-item>
        <text:list-item>
          <text:p text:style-name="P8">Supprimer un message traités(?)</text:p>
        </text:list-item>
      </text:list>
      <text:p text:style-name="P3"/>
      <text:p text:style-name="P3">Pour les statistique de location :</text:p>
      <text:list xml:id="list30351119" text:continue-numbering="true" text:style-name="L3">
        <text:list-item>
          <text:p text:style-name="P8">Nombre de locations en cours</text:p>
        </text:list-item>
        <text:list-item>
          <text:p text:style-name="P8">Nombre de locations totale (mois,trimestre, année)</text:p>
        </text:list-item>
        <text:list-item>
          <text:p text:style-name="P8">Auteurs/catégories/Livres les plus loués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trhth ththt</meta:initial-creator>
    <meta:creation-date>2022-01-20T08:46:59.67</meta:creation-date>
    <dc:date>2022-01-28T10:13:06.67</dc:date>
    <dc:creator>thtrhth ththt</dc:creator>
    <meta:editing-duration>PT2H44M55S</meta:editing-duration>
    <meta:editing-cycles>3</meta:editing-cycles>
    <meta:generator>OpenOffice/4.1.11$Win32 OpenOffice.org_project/4111m1$Build-9808</meta:generator>
    <meta:document-statistic meta:table-count="0" meta:image-count="0" meta:object-count="0" meta:page-count="3" meta:paragraph-count="66" meta:word-count="703" meta:character-count="4038"/>
  </office:meta>
</office:document-meta>
</file>